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2000000AC000000DA397307DA.eps"/>
  <manifest:file-entry manifest:media-type="" manifest:full-path="Pictures/2000000200000098000000DDD5F8A9A6.eps"/>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0083in" fo:margin-right="0in" fo:text-indent="0in" style:auto-text-indent="false"/>
    </style:style>
    <style:style style:name="P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8" style:family="paragraph" style:parent-style-name="Standard">
      <style:text-properties fo:font-size="10pt" style:font-size-asian="10pt" style:font-size-complex="10pt"/>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paragraph-properties fo:text-align="center" style:justify-single-word="false"/>
      <style:text-properties fo:font-size="9pt" style:font-size-asian="9pt" style:font-size-complex="9pt"/>
    </style:style>
    <style:style style:name="P11" style:family="paragraph" style:parent-style-name="Standard">
      <style:text-properties fo:color="#000000"/>
    </style:style>
    <style:style style:name="P1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3" style:family="paragraph" style:parent-style-name="Heading_20_1">
      <style:paragraph-properties fo:break-before="page"/>
    </style:style>
    <style:style style:name="P14" style:family="paragraph" style:parent-style-name="Heading_20_1">
      <style:paragraph-properties fo:margin-left="0in" fo:margin-right="0in" fo:text-indent="0in" style:auto-text-indent="false"/>
    </style:style>
    <style:style style:name="P15" style:family="paragraph" style:parent-style-name="Text_20_body">
      <style:paragraph-properties fo:margin-left="0in" fo:margin-right="0in" fo:text-indent="0in" style:auto-text-indent="false"/>
    </style:style>
    <style:style style:name="P16" style:family="paragraph" style:parent-style-name="Text_20_body">
      <style:paragraph-properties fo:margin-left="0in" fo:margin-right="0in" fo:text-indent="0in" style:auto-text-indent="false"/>
      <style:text-properties style:font-name="Courier New" fo:font-size="9pt" style:font-size-asian="9pt" style:font-size-complex="9pt"/>
    </style:style>
    <style:style style:name="P17" style:family="paragraph" style:parent-style-name="Text_20_body">
      <style:paragraph-properties fo:margin-left="0in" fo:margin-right="0in" fo:text-indent="0in" style:auto-text-indent="false"/>
      <style:text-properties style:font-name="Courier New" fo:font-size="10pt" style:font-size-asian="10pt" style:font-size-complex="10pt"/>
    </style:style>
    <style:style style:name="P18" style:family="paragraph" style:parent-style-name="Text_20_body">
      <style:paragraph-properties fo:margin-left="0in" fo:margin-right="0in" fo:text-indent="0in" style:auto-text-indent="false"/>
      <style:text-properties fo:font-size="14pt" style:font-size-asian="14pt" style:font-size-complex="14pt"/>
    </style:style>
    <style:style style:name="P19" style:family="paragraph" style:parent-style-name="Text_20_body">
      <style:paragraph-properties fo:margin-left="0in" fo:margin-right="0in" fo:text-indent="0in" style:auto-text-indent="false"/>
      <style:text-properties fo:font-size="12pt" style:font-size-asian="12pt" style:font-size-complex="12pt"/>
    </style:style>
    <style:style style:name="P20" style:family="paragraph" style:parent-style-name="Text_20_body">
      <style:paragraph-properties fo:margin-left="0in" fo:margin-right="0in" fo:text-indent="0in" style:auto-text-indent="false"/>
      <style:text-properties style:font-name="Times New Roman" fo:font-size="12pt" style:font-size-asian="10.5pt" style:font-size-complex="12pt"/>
    </style:style>
    <style:style style:name="P21" style:family="paragraph" style:parent-style-name="Text_20_body">
      <style:paragraph-properties fo:margin-left="0in" fo:margin-right="0in" fo:text-indent="0in" style:auto-text-indent="false"/>
      <style:text-properties style:font-name="Times New Roman" fo:font-size="12pt" style:font-size-asian="12pt" style:font-size-complex="12pt"/>
    </style:style>
    <style:style style:name="P22" style:family="paragraph" style:parent-style-name="Illustration">
      <style:paragraph-properties fo:margin-left="0in" fo:margin-right="0in" fo:text-indent="0in" style:auto-text-indent="false"/>
      <style:text-properties fo:font-size="14pt" style:font-size-asian="14pt" style:font-size-complex="14pt"/>
    </style:style>
    <style:style style:name="P23" style:family="paragraph" style:parent-style-name="Standard">
      <style:paragraph-properties fo:margin-left="-0.0209in" fo:margin-right="0in" fo:text-indent="0in" style:auto-text-indent="false"/>
      <style:text-properties fo:font-weight="bold" style:font-weight-asian="bold" style:font-weight-complex="bold"/>
    </style:style>
    <style:style style:name="P24" style:family="paragraph" style:parent-style-name="Text_20_body">
      <style:paragraph-properties fo:margin-left="0.0173in" fo:margin-right="0in" fo:text-indent="0in" style:auto-text-indent="false"/>
      <style:text-properties style:font-name="Courier New" fo:font-size="9pt" style:font-size-asian="9pt" style:font-size-complex="9pt"/>
    </style:style>
    <style:style style:name="P25" style:family="paragraph" style:parent-style-name="Text_20_body">
      <style:paragraph-properties fo:margin-left="0.0173in" fo:margin-right="0in" fo:text-indent="0in" style:auto-text-indent="false"/>
      <style:text-properties style:font-name="Courier New" fo:font-size="10pt" style:font-size-asian="10pt" style:font-size-complex="10pt"/>
    </style:style>
    <style:style style:name="P26" style:family="paragraph" style:parent-style-name="Text_20_body">
      <style:paragraph-properties fo:margin-left="-0.0091in" fo:margin-right="0in" fo:text-indent="0in" style:auto-text-indent="false"/>
      <style:text-properties style:font-name="Times New Roman" fo:font-size="12pt" style:font-size-asian="12pt" style:font-size-complex="12pt"/>
    </style:style>
    <style:style style:name="P27" style:family="paragraph" style:parent-style-name="Drawing">
      <style:text-properties fo:font-weight="bold" style:font-weight-asian="bold" style:font-weight-complex="bold"/>
    </style:style>
    <style:style style:name="P28" style:family="paragraph" style:parent-style-name="Text_20_body">
      <style:text-properties fo:color="#ff0000" style:font-name="Courier New" fo:font-size="10pt" style:font-size-asian="10pt" style:font-size-complex="10pt"/>
    </style:style>
    <style:style style:name="P29" style:family="paragraph" style:parent-style-name="Text_20_body">
      <style:text-properties style:font-name="Courier New" fo:font-size="10pt" style:font-size-asian="10pt" style:font-size-complex="10pt"/>
    </style:style>
    <style:style style:name="P30" style:family="paragraph" style:parent-style-name="Text_20_body">
      <style:paragraph-properties fo:margin-left="-0.0173in" fo:margin-right="0in" fo:text-indent="0in" style:auto-text-indent="false"/>
      <style:text-properties fo:font-size="12pt" style:font-size-asian="12pt" style:font-size-complex="12pt"/>
    </style:style>
    <style:style style:name="P31" style:family="paragraph" style:parent-style-name="Text_20_body" style:list-style-name="L1">
      <style:paragraph-properties fo:margin-left="0in" fo:margin-right="0in" fo:text-indent="0in" style:auto-text-indent="false"/>
    </style:style>
    <style:style style:name="P32" style:family="paragraph" style:parent-style-name="Text_20_body" style:list-style-name="L2">
      <style:paragraph-properties fo:margin-left="-0.0173in" fo:margin-right="0in" fo:text-indent="0in" style:auto-text-indent="false"/>
      <style:text-properties fo:font-size="14pt" style:font-size-asian="14pt" style:font-size-complex="14pt"/>
    </style:style>
    <style:style style:name="P33" style:family="paragraph" style:parent-style-name="Text_20_body" style:list-style-name="L3">
      <style:paragraph-properties fo:margin-left="-0.0173in" fo:margin-right="0in" fo:text-indent="0in" style:auto-text-indent="false"/>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34" style:family="paragraph" style:parent-style-name="Text_20_body" style:list-style-name="L3">
      <style:paragraph-properties fo:margin-left="-0.0173in" fo:margin-right="0in" fo:text-indent="0in"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font-size-asian="10pt" style:font-size-complex="10pt"/>
    </style:style>
    <style:style style:name="T5" style:family="text">
      <style:text-properties style:font-name="Trebuchet MS" fo:font-size="10pt" style:font-size-asian="10pt" style:font-size-complex="10pt"/>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ize="12pt" style:font-size-asian="12pt" style:font-size-complex="12pt"/>
    </style:style>
    <style:style style:name="T10" style:family="text">
      <style:text-properties fo:font-size="12pt" fo:font-weight="bold" style:font-size-asian="12pt" style:font-weight-asian="bold" style:font-size-complex="12pt" style:font-weight-complex="bold"/>
    </style:style>
    <style:style style:name="T11" style:family="text">
      <style:text-properties style:text-underline-style="solid" style:text-underline-width="auto" style:text-underline-color="font-color"/>
    </style:style>
    <style:style style:name="T12" style:family="text">
      <style:text-properties style:font-name="Times New Roman" fo:font-size="12pt" style:font-size-asian="10.5pt" style:font-size-complex="12pt"/>
    </style:style>
    <style:style style:name="T13" style:family="text">
      <style:text-properties fo:font-size="14pt" style:font-size-asian="14pt" style:font-size-complex="14pt"/>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run-through="foreground" style:wrap="none" style:vertical-pos="from-top" style:vertical-rel="page" style:horizontal-pos="from-left" style:horizontal-rel="page" fo:padding="0.0201in" fo:border="0.0071in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text:list-style style:name="L1">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0063in" svg:y="4.6819in" svg:width="4.5925in" draw:z-index="0">
        <draw:text-box fo:min-height="0.9654in">
          <text:p text:style-name="P1">A Calculator For The 6502</text:p>
          <text:p text:style-name="P2">by Sherm Ostrowsky</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8 by Sherm Ostrowsky</text:span></text:p>
          <text:p text:style-name="P5"/>
          <text:p text:style-name="P4"><text:s/>This work is licensed under the Creative Commons Attribution-ShareAlike 3.0 License. To view a copy of this license, visit http://creativecommons.org/licenses/by-sa/3.0/</text:p>
        </draw:text-box>
      </draw:frame>
      <draw:frame draw:style-name="fr2" draw:name="graphics1" text:anchor-type="page" text:anchor-page-number="5" svg:x="2.2118in" svg:y="1.9283in" svg:width="2.7953in" svg:height="3.0626in" draw:z-index="3">
        <draw:image xlink:href="Pictures/2000000200000098000000DDD5F8A9A6.eps" xlink:type="simple" xlink:show="embed" xlink:actuate="onLoad"/>
      </draw:frame>
      <draw:frame draw:style-name="fr2" draw:name="graphics2" text:anchor-type="page" text:anchor-page-number="6" svg:x="1.5583in" svg:y="1.8063in" svg:width="2.7402in" svg:height="3.1598in" draw:z-index="5">
        <draw:image xlink:href="Pictures/20000002000000AC000000DA397307DA.eps" xlink:type="simple" xlink:show="embed" xlink:actuate="onLoad"/>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 text:outline-level="1">Table of Contents</text:h>
      <text:p text:style-name="P23"/>
      <text:h text:style-name="P13" text:outline-level="1">Preface</text:h>
      <text:h text:style-name="Heading_20_2" text:outline-level="2">Dedication</text:h>
      <text:p text:style-name="Standard"/>
      <text:h text:style-name="Heading_20_2" text:outline-level="2">Acknowledgments</text:h>
      <text:p text:style-name="P11"/>
      <text:h text:style-name="Heading_20_2" text:outline-level="2" text:is-list-header="true"/>
      <text:p text:style-name="Standard"/>
      <text:h text:style-name="P14" text:outline-level="1">Introduction</text:h>
      <text:p text:style-name="Standard"/>
      <text:h text:style-name="Heading_20_2" text:outline-level="2"><text:s/>The Problem</text:h>
      <text:p text:style-name="Text_20_body"><text:tab/>We are going to build a four-function calculator that can add, subtract, multiply, and divide integers. <text:s/></text:p>
      <text:p text:style-name="Text_20_body"><text:tab/>That being said, there are some questions to be answered and practical decisions that have to be made before we can even begin. <text:s/></text:p>
      <text:p text:style-name="Text_20_body"><text:tab/><text:span text:style-name="T6">Why integers?</text:span> <text:s/>Because we already have had some experience with manipulating integers, and we are not yet ready to tackle decimals (i.e., “floating-point” numbers).<text:tab/></text:p>
      <text:p text:style-name="Text_20_body"><text:tab/><text:span text:style-name="T6">What size integers?</text:span> <text:s/>Well, arithmetic with byte-sized integers is not very useful. <text:s/>So, to make things interesting, we'll choose 4-byte signed integers for our calculator. <text:s/></text:p>
      <text:p text:style-name="Text_20_body"><text:tab/>An integer will be stored in four consecutive bytes in memory. <text:s/>But in which order? <text:s/>It turns out that there is no general agreement on this question! <text:s/>Some types of microprocessor store integers with the lowest byte (in memory address) containing the lowest-order digits, and successively higher bytes containing higher-order digits. <text:s/>This is referred to as “Little Endian”, because the lowest-order comes first. <text:s/>The 6502 is a “Little Endian” processor, as is the Pentium used in most modern PCs. <text:s/>Other types of microprocessor store integers with the lowest byte (in memory address) containing the highest-order digits, and successively higher bytes containing lower-order digits. <text:s/>This is referred to, of course, as “Big Endian”. <text:s/>(These whimsical terms are references to a chapter in the well-known book <text:span text:style-name="T7">Gulliver's Travels</text:span>.) <text:s/>Since we're working with the 6502, we'll use the Little-Endian convention.</text:p>
      <text:p text:style-name="Text_20_body"><text:tab/><text:span text:style-name="T6">Is this going to be a real hardware calculator that I can pick up in my hand? <text:s/></text:span><text:span text:style-name="T8">In the end, that is exactly what we are aiming to do! <text:s/>But we will start off less ambitiously, with a simulated calculator that will run under U6502 in MathRider. <text:s/>It will be programmed in 6502 Assembly language. <text:s/>It will get its inputs, at first, from a simulated calculator keypad. <text:s text:c="2"/>It will send its output, at first, to a simulated Liquid Crystal Display (LCD). <text:s/>Later, there will be real hardware.</text:span></text:p>
      <text:p text:style-name="Text_20_body"/>
      <text:h text:style-name="Heading_20_2" text:outline-level="2"><text:s/>The Design</text:h>
      <text:p text:style-name="Text_20_body"><text:tab/>We're still not ready to start programming. <text:s/>First we have to decide how the system is going to work. <text:s/>Then we'll learn how to turn this into a design for a program. <text:s/>Learning how to turn a programming <text:span text:style-name="T7">problem</text:span> into a program <text:span text:style-name="T7">design</text:span> is what comes next.</text:p>
      <text:p text:style-name="Text_20_body"><text:tab/>Over the past 50 years or so, programmers have gradually, by trial and error, found rules to guide them in a programming project. <text:s/>The rules are called by names such as “top down programming”, “structured programming”, “recursive design”, and “object-oriented programming”. <text:s/>I'm going to present a few basic ideas from these collections of wisdom, since it is good to have some kind of a plan.</text:p>
      <text:p text:style-name="Text_20_body"><text:tab/>We will begin by sketching at the highest level the activities to be performed in our program, in the form of an Activity Diagram (which you have used before). <text:s/>After a little thought, I came up with <text:soft-page-break/>the following (Figure 1).</text:p>
      <text:p text:style-name="Drawing"><draw:frame draw:style-name="fr3" draw:name="Frame2" text:anchor-type="paragraph" svg:x="0.9102in" svg:y="0in" svg:width="4.0091in" draw:z-index="2"><draw:text-box fo:min-height="3.6201in"><text:p text:style-name="Illustration"><text:span text:style-name="T13">Figure </text:span><text:span text:style-name="T13"><text:sequence text:ref-name="refDrawing0" text:name="Drawing" text:formula="ooow:Drawing+1" style:num-format="1">1</text:sequence></text:span><text:span text:style-name="T13">: Top-Level Activity Diagram</text:span></text:p><text:p text:style-name="P27"/></draw:text-box></draw:frame></text:p>
      <text:p text:style-name="Drawing"/>
      <text:p text:style-name="Drawing"/>
      <text:p text:style-name="Drawing"/>
      <text:p text:style-name="Drawing"/>
      <text:p text:style-name="Drawing"/>
      <text:p text:style-name="Drawing"/>
      <text:p text:style-name="Drawing"/>
      <text:p text:style-name="Drawing"/>
      <text:p text:style-name="Drawing"/>
      <text:p text:style-name="Drawing"/>
      <text:p text:style-name="Text_20_body"><text:tab/>Notice the following points:</text:p>
      <text:list text:style-name="L1">
        <text:list-item>
          <text:p text:style-name="P31">Each one of the boxes in this diagram represents a top-level activity, and will be implemented by a subroutine in the program.</text:p>
        </text:list-item>
        <text:list-item>
          <text:p text:style-name="P31">As currently written, the calculator will perform just one pass through these steps and then stop.</text:p>
        </text:list-item>
      </text:list>
      <text:p text:style-name="P18"><text:tab/></text:p>
      <text:p text:style-name="P15"><text:span text:style-name="T9"><text:tab/>Once we get this written and debugged, we will modify it by adding a loop, as shown below (Figure 2). <text:s/></text:span>The calculator will then run in an infinite loop, awaiting input, until we turn it off. <text:s/>But we don't want to implement the loop until we're sure that the one-time-through version is working correctly.</text:p>
      <text:p text:style-name="P19"><text:tab/>At this point I don't know, and I don't have to know, how these three activities are going to be implemented. <text:s/>The first and third boxes may require some hardware interfacing. <text:s/>The second box will probably be mostly programming. <text:s/></text:p>
      <text:p text:style-name="P19"/>
      <text:p text:style-name="P30"><text:tab/>As a general rule, we should agree that </text:p>
      <text:list text:style-name="L2">
        <text:list-item>
          <text:p text:style-name="P32">The activities should communicate with one another only through their interface – represented by the arrows. <text:s/>That is, the output of one box will become the input to the next box.</text:p>
        </text:list-item>
      </text:list>
      <text:p text:style-name="P19">This sounds very simple, but it also turns out to be very important. <text:s/>Programs which violate this rule tend to get quite messy, with connections going every which way: this is sometimes referred to as “spaghetti code”, and is to be avoided if at all possible. <text:s/></text:p>
      <text:p text:style-name="P19"><draw:frame draw:style-name="fr3" draw:name="Frame3" text:anchor-type="paragraph" svg:x="0.0272in" svg:y="0.1472in" svg:width="4.4591in" draw:z-index="4"><draw:text-box fo:min-height="3.8492in"><text:p text:style-name="P22"><text:span text:style-name="T13">Figure </text:span><text:span text:style-name="T13"><text:sequence text:ref-name="refDrawing1" text:name="Drawing" text:formula="ooow:Drawing+1" style:num-format="1">2</text:sequence></text:span><text:span text:style-name="T13">: Top-Level Activity Diagram with Loop</text:span></text:p><text:p text:style-name="P27"/></draw:text-box></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5"/>
      <text:p text:style-name="P15"><text:tab/>Here's an example of how this rule helps us in programming the calculator. <text:s/>At this point I don't know exactly how the first box is going to be implemented, but if I can define its <text:span text:style-name="T6">Interface</text:span> – the exact set of outputs from the one which the other will be expecting to receive as inputs – then I can go ahead and program the second box before I have done the first one! <text:s/>I will have effectively decoupled the programming tasks so that each one can be done almost independently of the others. <text:s/>This greatly simplifies not only the programming but also the thinking – you only have to think about one thing at a time.</text:p>
      <text:p text:style-name="P15"><text:tab/>Similarly, if I can define the Interface between the second and third boxes, the same decoupling advantages accrue.</text:p>
      <text:p text:style-name="P15"><text:tab/>So, clearly, the next step is to define the interfaces. <text:s/>After some more thinking, I suggest:</text:p>
      <text:p text:style-name="Text_20_body"><text:span text:style-name="T11">Interface between Box 1 and Box 2.</text:span> <text:s/>The output of Box 1 will be two 4-byte signed integers and a symbol representing one of the four operations <text:s/>+, -, <text:s/>*, / . <text:s/>These will be variables in the program, and I'll tentatively call them FirstInteger, SecondInteger, and Operation. <text:s/>The Operation can be represented by a 1-byte variable. <text:s/>Thus, in 6502 assembly language notation, this interface consists of the following statements:</text:p>
      <text:p text:style-name="Text_20_body"><text:tab/>FirstInteger<text:tab/> <text:s/>dbt<text:tab/>4d(?)</text:p>
      <text:p text:style-name="Text_20_body"><text:tab/>SecondInteger<text:tab/> <text:s/>dbt<text:tab/>4d(?)</text:p>
      <text:p text:style-name="Text_20_body"><text:tab/>Operation<text:tab/> <text:s/>dbt<text:tab/>0h</text:p>
      <text:p text:style-name="Text_20_body">That's all the information the calculator needs to have to do the arithmetic.</text:p>
      <text:p text:style-name="Text_20_body"/>
      <text:p text:style-name="Text_20_body"><text:soft-page-break/><text:span text:style-name="T11">Interface between Box 2 and Box 3</text:span>. <text:s/>We haven't yet discussed what the results of the arithmetic operations will look like, but that is clearly determined by the known rules of arithmetic:</text:p>
      <text:p text:style-name="Text_20_body"><text:span text:style-name="T6">Addition and Subtraction</text:span>: <text:s/>The sum or difference of two 4-byte signed integers will usually be another 4-byte signed integer.</text:p>
      <text:p text:style-name="Text_20_body"><text:span text:style-name="T6">Division</text:span>: The result of dividing two 4-byte signed integers will usually consist of <text:span text:style-name="T3">two</text:span> 4-byte signed integers; one being the “quotient” and the other being the “remainder.” <text:s/></text:p>
      <text:p text:style-name="Text_20_body"><text:span text:style-name="T6">Multiplication</text:span>: The result of multiplying two 4-byte signed integers <text:span text:style-name="T7">may be</text:span> a single 4-byte signed integer, but the most general result will be an 8-byte signed integer. <text:s/>We represent this by a <text:span text:style-name="T7">pair</text:span> of 4-byte signed integers – the lower 4 bytes and the upper four bytes.</text:p>
      <text:p text:style-name="Text_20_body">In exceptional cases the result of the operation may not be representable in the usual forms described above. <text:s/>This is an error condition called “overflow” or “underflow”, and the calculator must be prepared to deal with such errors.</text:p>
      <text:p text:style-name="Text_20_body"><text:tab/>Thus, the Interface between Box 2 and Box 3 will consist of at most two 4-byte signed integers and a symbol representing an error condition. <text:s/>In 6502 assembly language notation, this interface therefore consists of the following statements:</text:p>
      <text:p text:style-name="Text_20_body"><text:tab/>FirstResult<text:tab/> <text:s/>dbt<text:tab/>4d(?)</text:p>
      <text:p text:style-name="Text_20_body"><text:tab/>SecondResult<text:tab/> <text:s/>dbt<text:tab/>4d(?)</text:p>
      <text:p text:style-name="Text_20_body"><text:tab/>ErrorFlag<text:tab/> <text:s/>dbt<text:tab/>0h</text:p>
      <text:p text:style-name="Text_20_body"><text:tab/></text:p>
      <text:p text:style-name="Text_20_body"><text:tab/>Notice that when we design the program as described above, we are free to change almost anything in the implementation of any of the subroutines, without requiring any changes to the other subroutines, <text:span text:style-name="T6">as long as the Interface remains the same</text:span>. <text:s/>This makes programming <text:span text:style-name="T11">much</text:span> simpler! <text:s/>The idea sometimes goes by names such as “modularity” or “encapsulation”.</text:p>
      <text:p text:style-name="Text_20_body"/>
      <text:h text:style-name="Heading_20_2" text:outline-level="2"><text:s/>Building a Program with Stubs</text:h>
      <text:p text:style-name="Text_20_body"><text:tab/>Any experienced computer programmer will tell you that for any but the simplest programs it is an important milestone when they can finally get the program to compile (assemble) without errors, and another milestone when they can get it to run without run-time errors. <text:s/>That's before even thinking about whether the program yet does what it is supposed to do!</text:p>
      <text:p text:style-name="Text_20_body"><text:tab/>So, my advice to new programmers is: always start out with a program so simple that it will assemble without errors and run without errors. <text:s/>Once it <text:span text:style-name="T3">runs</text:span>, <text:span text:style-name="T3">then</text:span> you can make it do what you want. <text:s/></text:p>
      <text:p text:style-name="Text_20_body"><text:tab/>But I am not advising you to start with just any old simple program. <text:s/>I suggest you begin with a program which consists only of subroutines representing each box in the top-level activity diagram, and data variables representing each Interface already identified. <text:s/>These subroutines should be in the correct order to follow the program flow. <text:s/>But they don't actually have to DO anything! <text:s/>In fact, it's better if they don't.</text:p>
      <text:p text:style-name="Text_20_body"><text:tab/>The simplest possible subroutine in 6502 assembly language looks like this:</text:p>
      <text:p text:style-name="Text_20_body"/>
      <text:p text:style-name="P28"><text:soft-page-break/>subroutine_name *</text:p>
      <text:p text:style-name="P28"><text:tab/>rts</text:p>
      <text:p text:style-name="Text_20_body"/>
      <text:p text:style-name="Text_20_body">That's it. <text:s/>All it does is RETURN. <text:s/>But it is a valid subroutine, it will assemble without error, and it will run without error if properly called.</text:p>
      <text:p text:style-name="Text_20_body"><text:tab/>Such a minimal subroutine is called a “Stub”. <text:s/></text:p>
      <text:p text:style-name="Text_20_body"><text:tab/>Let's look at a program for the calculator logic shown in Figure 1, written with stubs.</text:p>
      <text:p text:style-name="Text_20_body">Its basic form is just this:</text:p>
      <text:p text:style-name="Text_20_body"/>
      <text:p text:style-name="P29"><text:bookmark-start text:name="DDE_LINK"/>; --- main program with stubs only ---</text:p>
      <text:p text:style-name="P29">Start *</text:p>
      <text:p text:style-name="P29"><text:tab/>jsr InputData</text:p>
      <text:p text:style-name="P29"><text:tab/>jsr CalculateResult</text:p>
      <text:p text:style-name="P29"><text:tab/>jsr DisplayResult</text:p>
      <text:p text:style-name="P29"><text:tab/>brk</text:p>
      <text:p text:style-name="P29">; --- subroutines (stubs only) ---</text:p>
      <text:p text:style-name="P29">InputData *</text:p>
      <text:p text:style-name="P29"><text:tab/>rts</text:p>
      <text:p text:style-name="P29">CalculateResult *</text:p>
      <text:p text:style-name="P29"><text:tab/>rts</text:p>
      <text:p text:style-name="P29">DisplayResult *</text:p>
      <text:p text:style-name="P29"><text:tab/>rts</text:p>
      <text:p text:style-name="P29">; --- data ---</text:p>
      <text:p text:style-name="P29">Int1<text:tab/> dbt 4h(?)</text:p>
      <text:p text:style-name="P29">Int2<text:tab/> dbt 4h(?)</text:p>
      <text:p text:style-name="P29">OP<text:tab/> dbt 0h</text:p>
      <text:p text:style-name="P29">Out1 <text:s text:c="2"/>dbt 4h(?)</text:p>
      <text:p text:style-name="P29">Out2 <text:s text:c="2"/>dbt 4h(?)</text:p>
      <text:p text:style-name="P29">ErrFlag dbt 0h</text:p>
      <text:p text:style-name="P29"><text:s/><text:tab/> end<text:bookmark-end text:name="DDE_LINK"/></text:p>
      <text:p text:style-name="Text_20_body"/>
      <text:p text:style-name="Text_20_body"><text:tab/>If you type this program into a uasm65 fold in MathRider, it will assemble and run. <text:s/></text:p>
      <text:p text:style-name="Text_20_body"><text:tab/>Here's the output when I did that:</text:p>
      <text:p text:style-name="Text_20_body"/>
      <text:p text:style-name="P25">UMON65 V1.16 - Understandable Monitor for the 6500 series microprocessors.</text:p>
      <text:p text:style-name="P25">PgmCntr(PC) <text:s/>Accum(AC) <text:s/>XReg(XR) <text:s/>YReg(YR) <text:s/>StkPtr(SP) <text:s/>NV-BDIZC(SR)</text:p>
      <text:p text:style-name="P25"><text:soft-page-break/><text:s text:c="3"/>0209 <text:s text:c="8"/>00 <text:s text:c="8"/>00 <text:s text:c="7"/>00 <text:s text:c="7"/>FF <text:s text:c="6"/>00000000</text:p>
      <text:p text:style-name="P25">-L</text:p>
      <text:p text:style-name="P25">S007000055415347C8</text:p>
      <text:p text:style-name="P25">S10E00110000000000000000000000E0</text:p>
      <text:p text:style-name="P25">S9030000FC</text:p>
      <text:p text:style-name="P25">-g 0200</text:p>
      <text:p text:style-name="P25">PgmCntr(PC) <text:s/>Accum(AC) <text:s/>XReg(XR) <text:s/>YReg(YR) <text:s/>StkPtr(SP) <text:s/>NV-BDIZC(SR)</text:p>
      <text:p text:style-name="P25"><text:s text:c="3"/>0209 <text:s text:c="8"/>00 <text:s text:c="8"/>00 <text:s text:c="7"/>00 <text:s text:c="7"/>FF <text:s text:c="6"/>00010000</text:p>
      <text:p text:style-name="P24">-</text:p>
      <text:p text:style-name="P19"/>
      <text:p text:style-name="P18"><text:span text:style-name="T9">It doesn't DO anything. <text:s/>Kind of boring. <text:s/>But, hey, it runs, and it doesn't give any errors</text:span> <text:span text:style-name="T9">(if you typed it in correctly)!</text:span></text:p>
      <text:p text:style-name="P18"><text:tab/><text:span text:style-name="T9">As has been discussed in earlier books of this series, good programming style requires that you flesh out this skeleton with sufficient comments to describe what you are trying to do. <text:s/>I know it seems like a waste of time, but believe me, you'll be glad you did when you try to look at the program a month or two later, when all the details have faded from your mind. <text:s/></text:span></text:p>
      <text:p text:style-name="P19"><text:tab/>And anyhow, when you use a modern programmer's editor as in MathRider, you only have to write the skeleton (called a “template”) once, and thereafter just edit it to make such changes as you need for each new program. <text:s/></text:p>
      <text:p text:style-name="P19"><text:tab/>So here's the same program written out in full style, with such comments as I thought to be appropriate:</text:p>
      <text:p text:style-name="P19"/>
      <text:p text:style-name="P17">;Program Name: calc01.uasm.</text:p>
      <text:p text:style-name="P17">;</text:p>
      <text:p text:style-name="P17">;Version: 0.01.</text:p>
      <text:p text:style-name="P17">;</text:p>
      <text:p text:style-name="P17">;Description: This is the first version of the Calculator program.</text:p>
      <text:p text:style-name="P17">; <text:s/>It consists entirely of stubs for the top-level subroutines, plus</text:p>
      <text:p text:style-name="P17">; <text:s/>data variables for the specified Interfaces.</text:p>
      <text:p text:style-name="P17">;</text:p>
      <text:p text:style-name="P17"/>
      <text:p text:style-name="P17">;********************************************************************</text:p>
      <text:p text:style-name="P17">; <text:s text:c="5"/>P R O G R A M <text:s text:c="3"/>E N T R Y <text:s text:c="3"/>P O I N T</text:p>
      <text:p text:style-name="P17">;********************************************************************</text:p>
      <text:p text:style-name="P17"><text:tab/> <text:s text:c="3"/>org 0200h</text:p>
      <text:p text:style-name="P17">Top-Level *</text:p>
      <text:p text:style-name="P17"><text:s text:c="8"/>jsr GetInput</text:p>
      <text:p text:style-name="P17"><text:s text:c="8"/>jsr CalculateResult</text:p>
      <text:p text:style-name="P17"><text:soft-page-break/><text:s text:c="8"/>jsr DisplayResult</text:p>
      <text:p text:style-name="P16"><text:tab/></text:p>
      <text:p text:style-name="P17">;Exit the program.</text:p>
      <text:p text:style-name="P17"><text:tab/> <text:s text:c="3"/>brk</text:p>
      <text:p text:style-name="P17"><text:tab/></text:p>
      <text:p text:style-name="P17">;********************************************************************</text:p>
      <text:p text:style-name="P17">; <text:s text:c="7"/>S U B R O U T I N E S <text:s text:c="3"/>A R E A</text:p>
      <text:p text:style-name="P17">;********************************************************************</text:p>
      <text:p text:style-name="P17"/>
      <text:p text:style-name="P17">;--------------------------------------------------------------------</text:p>
      <text:p text:style-name="P17">;Subroutine GetInput</text:p>
      <text:p text:style-name="P17">;</text:p>
      <text:p text:style-name="P17">;The purpose of this subroutine is to get input from the user, in</text:p>
      <text:p text:style-name="P17">; the form of a mathematical expression: Int1 OP Int2,</text:p>
      <text:p text:style-name="P17">; where Int1 and Int2 are 4-byte signed integers, and OP is one of</text:p>
      <text:p text:style-name="P17">; the following four ascii expressions: "+", "-", "*", or "/".</text:p>
      <text:p text:style-name="P17">;</text:p>
      <text:p text:style-name="P17">;The means by which the inputs are to be obtained are presently</text:p>
      <text:p text:style-name="P17">; unspecified.</text:p>
      <text:p text:style-name="P17">;</text:p>
      <text:p text:style-name="P17">;The two Integers will be converted from ascii form to binary 4-byte</text:p>
      <text:p text:style-name="P17">; signed integers, and stored in variables named "Int1" and "Int2".</text:p>
      <text:p text:style-name="P17">; The operator will be stored, as a 1-byte ascii symbol, in a</text:p>
      <text:p text:style-name="P17">; variable named "OP".</text:p>
      <text:p text:style-name="P17">;</text:p>
      <text:p text:style-name="P17">;NOTE: THIS SUBROUTINE IS CURRENTLY A MINIMAL STUB.</text:p>
      <text:p text:style-name="P17">; <text:s/>081016 11:10 First version</text:p>
      <text:p text:style-name="P17">;--------------------------------------------------------------------</text:p>
      <text:p text:style-name="P17">GetInput *</text:p>
      <text:p text:style-name="P17"><text:s text:c="4"/><text:tab/>rts</text:p>
      <text:p text:style-name="P17"><text:s text:c="8"/></text:p>
      <text:p text:style-name="P17">;--------------------------------------------------------------------</text:p>
      <text:p text:style-name="P17">;Subroutine CalculateResult</text:p>
      <text:p text:style-name="P17">;</text:p>
      <text:p text:style-name="P17">;The purpose of this subroutine is to take the data obtained by the</text:p>
      <text:p text:style-name="P17">; previous Subroutine, perform the indicated mathematical operation,</text:p>
      <text:p text:style-name="P17">; and store the result as one or two 4-byte unsigned integers. <text:s/></text:p>
      <text:p text:style-name="P17"><text:soft-page-break/>; Variables named "Out1" and "Out2" will be assigned to receive these</text:p>
      <text:p text:style-name="P17">; results.</text:p>
      <text:p text:style-name="P17">;</text:p>
      <text:p text:style-name="P17">;If the calculation resulted in an ERROR condition for any reason,</text:p>
      <text:p text:style-name="P17">; the variable named 'ErrFlag' will be set to 1. <text:s/>Otherwise, this </text:p>
      <text:p text:style-name="P17">; variable will be set to 0.</text:p>
      <text:p text:style-name="P17">;</text:p>
      <text:p text:style-name="P17">;NOTE: THIS SUBROUTINE IS CURRENTLY A MINIMAL STUB.</text:p>
      <text:p text:style-name="P17">; <text:s/>081016 11:20 First version</text:p>
      <text:p text:style-name="P17">;--------------------------------------------------------------------</text:p>
      <text:p text:style-name="P17">CalculateResult *</text:p>
      <text:p text:style-name="P17"><text:s text:c="4"/><text:tab/>rts</text:p>
      <text:p text:style-name="P17"/>
      <text:p text:style-name="P17">;--------------------------------------------------------------------</text:p>
      <text:p text:style-name="P17">;Subroutine DisplayResult</text:p>
      <text:p text:style-name="P17">;</text:p>
      <text:p text:style-name="P17">;The purpose of this subroutine is to display the result of the </text:p>
      <text:p text:style-name="P17">; calculation in an appropriate form.</text:p>
      <text:p text:style-name="P17">;</text:p>
      <text:p text:style-name="P17">;The means by which the result is to be displayed are presently</text:p>
      <text:p text:style-name="P17">; unspecified.</text:p>
      <text:p text:style-name="P17">;</text:p>
      <text:p text:style-name="P17">;The output Integer(s) or ErrFlag will be converted to a form</text:p>
      <text:p text:style-name="P17">; appropriate to the method of display.</text:p>
      <text:p text:style-name="P17">;</text:p>
      <text:p text:style-name="P17">;NOTE: THIS SUBROUTINE IS CURRENTLY A MINIMAL STUB.</text:p>
      <text:p text:style-name="P17">; <text:s/>081016 11:28 First version</text:p>
      <text:p text:style-name="P17">;--------------------------------------------------------------------</text:p>
      <text:p text:style-name="P17">DisplayResult *</text:p>
      <text:p text:style-name="P17"><text:s text:c="4"/><text:tab/>rts</text:p>
      <text:p text:style-name="P17"><text:tab/><text:tab/></text:p>
      <text:p text:style-name="P17">;********************************************************************</text:p>
      <text:p text:style-name="P17">; <text:s text:c="7"/>V A R I A B L E S <text:s text:c="3"/>A R E A</text:p>
      <text:p text:style-name="P17">;********************************************************************</text:p>
      <text:p text:style-name="P17">Int1 <text:s text:c="3"/>dbt 4h(?)</text:p>
      <text:p text:style-name="P17">Int2 <text:s text:c="3"/>dbt 4h(?)</text:p>
      <text:p text:style-name="P17">OP <text:s text:c="5"/>dbt 0h</text:p>
      <text:p text:style-name="P17"><text:soft-page-break/>Out1 <text:s text:c="3"/>dbt 4h(?)</text:p>
      <text:p text:style-name="P17">Out2 <text:s text:c="3"/>dbt 4h(?)</text:p>
      <text:p text:style-name="P17">ErrFlag dbt 0h</text:p>
      <text:p text:style-name="P16"><text:tab/><text:span text:style-name="T1"> <text:s/>end</text:span></text:p>
      <text:p text:style-name="P17"/>
      <text:p text:style-name="P20"><text:tab/>This program, when it ran, produced exactly the same output as before, since all we did was add comments.</text:p>
      <text:p text:style-name="P21"><text:tab/>The basic idea now is to use “stepwise refinement” to add more and more functionality to this program until finally it does what you want it to do. <text:s/>Don't try to add too much at one step, because then if something goes wrong it will be hard to debug it. <text:s/>Just add a little, assemble, run, and test it. <text:s/>If it runs ok, then add a little more. <text:s/>And so on. <text:s/>“Lather, Rinse, Repeat.” <text:s/>At each step you know you started from a program that runs. <text:s/>In the world of programming, that's no small thing!</text:p>
      <text:p text:style-name="P26"><text:tab/>So the basic rules are:</text:p>
      <text:list text:style-name="L3">
        <text:list-item>
          <text:p text:style-name="P33">First, make it run.</text:p>
        </text:list-item>
        <text:list-item>
          <text:p text:style-name="P33">Then, make it work..</text:p>
        </text:list-item>
        <text:list-item>
          <text:p text:style-name="P34">Then, make it better.</text:p>
        </text:list-item>
      </text:list>
      <text:p text:style-name="P18"><text:tab/><text:span text:style-name="T9">The next stepwise refinement I suggest is to make each of your subroutines announce its name when it gets called. <text:s/>This is not a general practice in the programming profession, but I have found it to be very helpful during the debugging phase – especially as the program grows more complicated. <text:s/>When the program is all finished (as if any programmer EVER thinks their program is actually finished!), you can remove all this stuff. <text:s/>However, I often just leave it in, but insert </text:span><text:span text:style-name="T10">jmp</text:span><text:span text:style-name="T9"> statements to bypass the subroutine-ID code; then, if your “finished” program turns out to have some residual bugs (they almost always do!), you are in good shape to begin additional debugging.</text:span></text:p>
      <text:p text:style-name="P19"><text:tab/>I have found that there is another, more psychological, advantage to proceeding in this manner. <text:s/>Right from the start, you get immediate visual feedback that it is running and doing something interesting. <text:s/>Don't underestimate the value of this. <text:s/>After nearly 50 years of programming, I still get a thrill every time I see the output from a new program I have just written. <text:s/>You have built something and have seen that it functions. <text:s/>If you have ever built anything, you know what I mean.</text:p>
      <text:p text:style-name="P19"><text:tab/>Here, then, is the next version of the program, modified for subroutine-ID.</text:p>
      <text:p text:style-name="P19"/>
      <text:p text:style-name="P17">;Program Name: calc02.uasm.</text:p>
      <text:p text:style-name="P17">;</text:p>
      <text:p text:style-name="P17">;Version: 0.02.</text:p>
      <text:p text:style-name="P17">;</text:p>
      <text:p text:style-name="P17">;Description: This is the second version of the Calculator program.</text:p>
      <text:p text:style-name="P17">; <text:s/>It consists entirely of stubs for the top-level subroutines, plus</text:p>
      <text:p text:style-name="P17">; <text:s/>data variables for the specified Interfaces. <text:s/>But this time, they </text:p>
      <text:p text:style-name="P17">; <text:s/>do more than just return; they identify themselves on the screen</text:p>
      <text:p text:style-name="P17">; <text:s/>so the user can actually see what the program is doing.</text:p>
      <text:p text:style-name="P17"><text:soft-page-break/></text:p>
      <text:p text:style-name="P17"/>
      <text:p text:style-name="P17">;;***************************************************************** <text:s text:c="17"/></text:p>
      <text:p text:style-name="P17">; <text:s text:c="13"/>Monitor Utility Subroutine Jump Table.</text:p>
      <text:p text:style-name="P17">;***************************************************************** <text:s text:c="17"/></text:p>
      <text:p text:style-name="P17">OutChar <text:s text:c="4"/>equ E003h ;Output byte in A register to serial port.</text:p>
      <text:p text:style-name="P17">GetChar <text:s text:c="4"/>equ E006h ;Get a byte from the serial port.</text:p>
      <text:p text:style-name="P17">GetCharW <text:s text:c="3"/>equ E009h ;Wait and get a byte from the serial port.</text:p>
      <text:p text:style-name="P17">PrntMess <text:s text:c="3"/>equ E00Ch ;Print a message to the serial port.</text:p>
      <text:p text:style-name="P17">OutSpace <text:s text:c="3"/>equ E00Fh ;Output spaces to the serial port. <text:s text:c="32"/></text:p>
      <text:p text:style-name="P17">OutHex <text:s text:c="5"/>equ E012h ;Output a HEX number to the serial port.</text:p>
      <text:p text:style-name="P17">DgtToBin <text:s text:c="3"/>equ E015h ;Convert an ASCII digit into binary.</text:p>
      <text:p text:style-name="P17">GetLine <text:s text:c="4"/>equ E018h ;Input a line from the serial port.</text:p>
      <text:p text:style-name="P17"/>
      <text:p text:style-name="P17"/>
      <text:p text:style-name="P17">;********************************************************************</text:p>
      <text:p text:style-name="P17">; <text:s text:c="5"/>P R O G R A M <text:s text:c="3"/>E N T R Y <text:s text:c="3"/>P O I N T</text:p>
      <text:p text:style-name="P17">;********************************************************************</text:p>
      <text:p text:style-name="P17"><text:s text:c="4"/>org 0200h</text:p>
      <text:p text:style-name="P17"/>
      <text:p text:style-name="P17">Top-Level *</text:p>
      <text:p text:style-name="P17"><text:s text:c="4"/>jsr GetInput</text:p>
      <text:p text:style-name="P17"><text:s text:c="4"/>jsr CalculateResult</text:p>
      <text:p text:style-name="P17"><text:s text:c="4"/>jsr DisplayResult</text:p>
      <text:p text:style-name="P17"><text:tab/></text:p>
      <text:p text:style-name="P17">;Exit the program.</text:p>
      <text:p text:style-name="P17"><text:s text:c="4"/>brk</text:p>
      <text:p text:style-name="P17"><text:tab/></text:p>
      <text:p text:style-name="P17"><text:tab/></text:p>
      <text:p text:style-name="P17">;********************************************************************</text:p>
      <text:p text:style-name="P17">; <text:s text:c="7"/>S U B R O U T I N E S <text:s text:c="3"/>A R E A</text:p>
      <text:p text:style-name="P17">;********************************************************************</text:p>
      <text:p text:style-name="P17"/>
      <text:p text:style-name="P17">;--------------------------------------------------------------------</text:p>
      <text:p text:style-name="P17">;Subroutine GetInput</text:p>
      <text:p text:style-name="P17">;</text:p>
      <text:p text:style-name="P17">;The purpose of this subroutine is to get input from the user, in</text:p>
      <text:p text:style-name="P17"><text:soft-page-break/>; the form of a mathematical expression: Int1 OP Int2,</text:p>
      <text:p text:style-name="P17">; where Int1 and Int2 are 4-byte signed integers, and OP is one of</text:p>
      <text:p text:style-name="P17">; the following four ASCII expressions: "+", "-", "*", or "/".</text:p>
      <text:p text:style-name="P17">;</text:p>
      <text:p text:style-name="P17">;The means by which the inputs are to be obtained are presently</text:p>
      <text:p text:style-name="P17">; unspecified.</text:p>
      <text:p text:style-name="P17">;</text:p>
      <text:p text:style-name="P17">;The two Integers will be converted from ASCII form to binary 4-byte</text:p>
      <text:p text:style-name="P17">; signed integers, and stored in variables named "Int1" and "Int2".</text:p>
      <text:p text:style-name="P17">; The operator will be stored, as a 1-byte ASCII symbol, in a</text:p>
      <text:p text:style-name="P17">; variable named "OP".</text:p>
      <text:p text:style-name="P17">;</text:p>
      <text:p text:style-name="P17">;NOTE: THIS SUBROUTINE IS CURRENTLY A STUB.</text:p>
      <text:p text:style-name="P17">; <text:s text:c="5"/>It prints its ID.</text:p>
      <text:p text:style-name="P17">; <text:s/>081016 11:10 First version</text:p>
      <text:p text:style-name="P17">; <text:s/>081016 15:10 Mod to print sub ID</text:p>
      <text:p text:style-name="P17">;--------------------------------------------------------------------</text:p>
      <text:p text:style-name="P17">GetInput *</text:p>
      <text:p text:style-name="P17"><text:tab/>ldx #ID1&lt;<text:tab/> <text:s text:c="3"/>;Load the low byte of address of Msg into X.</text:p>
      <text:p text:style-name="P17"><text:tab/>ldy #ID1&gt;<text:tab/> <text:s text:c="3"/>;Load the high byte of address of Msg into Y.</text:p>
      <text:p text:style-name="P17"><text:tab/>jsr SelfID <text:s text:c="5"/>;print subroutine ID</text:p>
      <text:p text:style-name="P17"><text:s text:c="3"/><text:tab/>rts</text:p>
      <text:p text:style-name="P17">ID1 <text:s text:c="2"/>dbt "GetInput"</text:p>
      <text:p text:style-name="P17"><text:s text:c="6"/>dbt 0h</text:p>
      <text:p text:style-name="P17"><text:s text:c="8"/></text:p>
      <text:p text:style-name="P17">;--------------------------------------------------------------------</text:p>
      <text:p text:style-name="P17">;Subroutine CalculateResult</text:p>
      <text:p text:style-name="P17">;</text:p>
      <text:p text:style-name="P17">;The purpose of this subroutine is to take the data obtained by the</text:p>
      <text:p text:style-name="P17">; previous Subroutine, perform the indicated mathematical operation,</text:p>
      <text:p text:style-name="P17">; and store the result as one or two 4-byte unsigned integers. <text:s/></text:p>
      <text:p text:style-name="P17">; Variables named "Out1" and "Out2" will be assigned to receive these</text:p>
      <text:p text:style-name="P17">; results.</text:p>
      <text:p text:style-name="P17">;</text:p>
      <text:p text:style-name="P17">;If the calculation resulted in an ERROR condition for any reason,</text:p>
      <text:p text:style-name="P17">; the variable named 'ErrFlag' will be set to 1. <text:s/>Otherwise, this </text:p>
      <text:p text:style-name="P17">; variable will be set to 0.</text:p>
      <text:p text:style-name="P17"><text:soft-page-break/>;</text:p>
      <text:p text:style-name="P17">;NOTE: THIS SUBROUTINE IS CURRENTLY A STUB.</text:p>
      <text:p text:style-name="P17">; <text:s text:c="5"/>It prints its ID.</text:p>
      <text:p text:style-name="P17">; <text:s/>081016 11:20 First version</text:p>
      <text:p text:style-name="P17">; <text:s/>081016 15:10 Mod to print sub ID</text:p>
      <text:p text:style-name="P17">;--------------------------------------------------------------------</text:p>
      <text:p text:style-name="P17">CalculateResult *</text:p>
      <text:p text:style-name="P17"><text:tab/>ldx #ID2&lt;<text:tab/> <text:s text:c="3"/>;Load the low byte of address of Msg into X.</text:p>
      <text:p text:style-name="P17"><text:tab/>ldy #ID2&gt;<text:tab/> <text:s text:c="3"/>;Load the high byte of address of Msg into Y.</text:p>
      <text:p text:style-name="P17"><text:tab/>jsr SelfID <text:s text:c="5"/>;print subroutine ID</text:p>
      <text:p text:style-name="P17"><text:s text:c="6"/>rts</text:p>
      <text:p text:style-name="P17">ID2 <text:s text:c="2"/>dbt "CalculateResult"</text:p>
      <text:p text:style-name="P17"><text:s text:c="6"/>dbt 0h</text:p>
      <text:p text:style-name="P17"/>
      <text:p text:style-name="P17"/>
      <text:p text:style-name="P17">;--------------------------------------------------------------------</text:p>
      <text:p text:style-name="P17">;Subroutine DisplayResult</text:p>
      <text:p text:style-name="P17">;</text:p>
      <text:p text:style-name="P17">;The purpose of this subroutine is to display the result of the </text:p>
      <text:p text:style-name="P17">; calculation in an appropriate form.</text:p>
      <text:p text:style-name="P17">;</text:p>
      <text:p text:style-name="P17">;The means by which the result is to be displayed are presently</text:p>
      <text:p text:style-name="P17">; unspecified.</text:p>
      <text:p text:style-name="P17">;</text:p>
      <text:p text:style-name="P17">;The output Integer(s) or ErrFlag will be converted to a form</text:p>
      <text:p text:style-name="P17">; appropriate to the method of display.</text:p>
      <text:p text:style-name="P17">;</text:p>
      <text:p text:style-name="P17">;NOTE: THIS SUBROUTINE IS CURRENTLY A STUB.</text:p>
      <text:p text:style-name="P17">; <text:s text:c="5"/>It prints its ID.</text:p>
      <text:p text:style-name="P17">; <text:s/>081016 11:28 First version</text:p>
      <text:p text:style-name="P17">; <text:s/>081016 15:10 Mod to print sub ID</text:p>
      <text:p text:style-name="P17">;--------------------------------------------------------------------</text:p>
      <text:p text:style-name="P17">DisplayResult *</text:p>
      <text:p text:style-name="P17"><text:tab/>ldx #ID3&lt;<text:tab/> <text:s text:c="3"/>;Load the low byte of address of Msg into X.</text:p>
      <text:p text:style-name="P17"><text:tab/>ldy #ID3&gt;<text:tab/> <text:s text:c="3"/>;Load the high byte of address of Msg into Y.</text:p>
      <text:p text:style-name="P17"><text:tab/>jsr SelfID <text:s text:c="5"/>;print subroutine ID</text:p>
      <text:p text:style-name="P17"><text:s text:c="6"/>rts</text:p>
      <text:p text:style-name="P17"><text:soft-page-break/>ID3 <text:s text:c="2"/>dbt "DisplayResult"</text:p>
      <text:p text:style-name="P17"><text:s text:c="6"/>dbt 0h</text:p>
      <text:p text:style-name="P17"><text:tab/><text:tab/></text:p>
      <text:p text:style-name="P17"/>
      <text:p text:style-name="P17">;--------------------------------------------------------------------</text:p>
      <text:p text:style-name="P17">;Subroutine SelfID</text:p>
      <text:p text:style-name="P17">;</text:p>
      <text:p text:style-name="P17">;The purpose of this subroutine is to display the ID of the</text:p>
      <text:p text:style-name="P17">; subroutine which called it. <text:s/>Upon entry to this subroutine, the low</text:p>
      <text:p text:style-name="P17">; byte of the address of the ID string is in the X register, and the</text:p>
      <text:p text:style-name="P17">; high byte of the address is in the Y register.</text:p>
      <text:p text:style-name="P17">;</text:p>
      <text:p text:style-name="P17">; <text:s/>081017 18:15 First version</text:p>
      <text:p text:style-name="P17">;--------------------------------------------------------------------</text:p>
      <text:p text:style-name="P17">SelfID *</text:p>
      <text:p text:style-name="P17"><text:tab/> jsr PrntMess <text:s text:c="3"/>;print ID string whose address is in X,Y</text:p>
      <text:p text:style-name="P17"><text:s text:c="7"/>ldx #CRLF&lt;</text:p>
      <text:p text:style-name="P17"><text:s text:c="7"/>ldy #CRLF&gt;</text:p>
      <text:p text:style-name="P17"><text:s text:c="7"/>jsr PrntMess <text:s text:c="2"/>;then print &lt;CRLF&gt;</text:p>
      <text:p text:style-name="P17"><text:s text:c="7"/>rts</text:p>
      <text:p text:style-name="P17">CRLF <text:s text:c="2"/>dbt 0dh,0ah,0h</text:p>
      <text:p text:style-name="P17"><text:s text:c="5"/></text:p>
      <text:p text:style-name="P17"/>
      <text:p text:style-name="P17">;********************************************************************</text:p>
      <text:p text:style-name="P17">; <text:s text:c="7"/>V A R I A B L E S <text:s text:c="3"/>A R E A</text:p>
      <text:p text:style-name="P17">;********************************************************************</text:p>
      <text:p text:style-name="P17">Int1 <text:s text:c="3"/>dbt 4h(?)</text:p>
      <text:p text:style-name="P17">Int2 <text:s text:c="3"/>dbt 4h(?)</text:p>
      <text:p text:style-name="P17">OP <text:s text:c="5"/>dbt 0h</text:p>
      <text:p text:style-name="P17">Out1 <text:s text:c="3"/>dbt 4h(?)</text:p>
      <text:p text:style-name="P17">Out2 <text:s text:c="3"/>dbt 4h(?)</text:p>
      <text:p text:style-name="P17">ErrFlag dbt 0h</text:p>
      <text:p text:style-name="P17"><text:tab/> <text:s/>end</text:p>
      <text:p text:style-name="P16"/>
      <text:p text:style-name="P16"><text:tab/><text:span text:style-name="T12"> <text:s/>I have added a new subroutine, SelfID, that prints out the ID string appended after the 'rts' of each subroutine. <text:s/>The method used here to print out the subroutine Ids is taken directly from one of the example programs in a previous book ( Take a look at “hello3.uasm”). <text:s/>The one new thing I have added is to print “dbt 0dh,0ah” after printing the ID message. <text:s/>If you look it up in an ASCII table, 0D0Ah is </text:span><text:soft-page-break/><text:span text:style-name="T12">ASCII for &lt;CR&gt;&lt;LF&gt; -- carriage return + line-feed – which causes the printed output to go down to the beginning of the next line.</text:span></text:p>
      <text:p text:style-name="P20"><text:tab/>The result of running this program in a uasm65 fold was as follows:</text:p>
      <text:p text:style-name="P20"/>
      <text:p text:style-name="P17">UMON65 V1.16 - Understandable Monitor for the 6500 series microprocessors.</text:p>
      <text:p text:style-name="P17"/>
      <text:p text:style-name="P17">PgmCntr(PC) <text:s/>Accum(AC) <text:s/>XReg(XR) <text:s/>YReg(YR) <text:s/>StkPtr(SP) <text:s/>NV-BDIZC(SR)</text:p>
      <text:p text:style-name="P17"><text:s text:c="2"/>0000 <text:s text:c="8"/>00 <text:s text:c="8"/>00 <text:s text:c="7"/>00 <text:s text:c="7"/>FF <text:s text:c="6"/>00000000</text:p>
      <text:p text:style-name="P17">-L</text:p>
      <text:p text:style-name="P17">S007000055415347C8</text:p>
      <text:p text:style-name="P17">S1170200200A02201B0220330200A212A0022049026047655B</text:p>
      <text:p text:style-name="P17">S117021474496E70757400A223A0022049026043616C637534</text:p>
      <text:p text:style-name="P17">S11702286C617465526573756C7400A23BA00220490260440B</text:p>
      <text:p text:style-name="P17">S117023C6973706C6179526573756C7400200CE0A254A002F5</text:p>
      <text:p text:style-name="P17">S1170250200CE0600D0A000000000000000000000000000013</text:p>
      <text:p text:style-name="P17">S1080264000000000091</text:p>
      <text:p text:style-name="P17">S9030000FC</text:p>
      <text:p text:style-name="P17"/>
      <text:p text:style-name="P17">Send S records when you are ready...</text:p>
      <text:p text:style-name="P17"/>
      <text:p text:style-name="P17">S0S1S1S1S1S1S1S9</text:p>
      <text:p text:style-name="P17">S records successfully loaded (press &lt;enter&gt; to continue).</text:p>
      <text:p text:style-name="P17">-g 0200</text:p>
      <text:p text:style-name="P17">GetInput </text:p>
      <text:p text:style-name="P17">CalculateResult </text:p>
      <text:p text:style-name="P17">DisplayResult </text:p>
      <text:p text:style-name="P17"/>
      <text:p text:style-name="P17">PgmCntr(PC) <text:s/>Accum(AC) <text:s/>XReg(XR) <text:s/>YReg(YR) <text:s/>StkPtr(SP) <text:s/>NV-BDIZC(SR)</text:p>
      <text:p text:style-name="P17"><text:s text:c="2"/>0209 <text:s text:c="8"/>00 <text:s text:c="8"/>54 <text:s text:c="7"/>00 <text:s text:c="7"/>FF <text:s text:c="6"/>00010010</text:p>
      <text:p text:style-name="P17">-</text:p>
      <text:p text:style-name="Standard"><text:s/><text:tab/>Thus, each subroutine identified itself as it was called by the jsr.</text:p>
      <text:p text:style-name="Standard"><text:tab/>I hope it is clear that this addition of some ID text to each subroutine, and the addition of <text:s/>a <text:s/>'self identifier' subroutine, is NOT REALLY NECESSARY. <text:s/>It can be omitted without harming the basic performance of the program. <text:s/>But, having said that, I also repeat that it can be very helpful during debugging.</text:p>
      <text:h text:style-name="Heading_20_2"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in" fo:margin-bottom="0.05in"/>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Drawing"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text-properties fo:font-style="italic" fo:font-weight="bold" style:font-style-asian="italic" style:font-weight-asian="bold" style:font-style-complex="italic" style:font-weight-complex="bol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margin-left="-0.0083in" fo:margin-right="0in" fo:text-indent="0in" style:auto-text-indent="false"/>
    </style:style>
    <style:style style:name="T1" style:family="text">
      <style:text-properties fo:font-weight="bold" style:font-weight-asian="bold" style:font-weight-complex="bold"/>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P1"><text:span text:style-name="T1">v.0.03-alpha - </text:span><text:span text:style-name="T1"><text:date style:data-style-name="N37" text:date-value="2008-11-26T18:38:01.99">11/26/08</text:date></text:span><text:tab/><text:span text:style-name="T1">A Calculator for the 6502</text:span><text:tab/><text:span text:style-name="T1"><text:page-number text:select-page="current">17</text:page-number></text:span><text:span text:style-name="T1">/</text:span><text:span text:style-name="T1"><text:page-count>17</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04-21T19:20:31</meta:creation-date>
    <dc:creator>Howard Ostrowsky</dc:creator>
    <dc:date>2008-11-26T18:38:02</dc:date>
    <meta:editing-cycles>146</meta:editing-cycles>
    <meta:editing-duration>P4DT9H58M0S</meta:editing-duration>
    <meta:user-defined meta:name="Info 1"/>
    <meta:user-defined meta:name="Info 2"/>
    <meta:user-defined meta:name="Info 3"/>
    <meta:user-defined meta:name="Info 4"/>
    <meta:document-statistic meta:table-count="0" meta:image-count="2" meta:object-count="0" meta:page-count="17" meta:paragraph-count="369" meta:word-count="3466" meta:character-count="22714"/>
  </office:meta>
</office:document-meta>
</file>